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9.308cm" table:align="left"/>
    </style:style>
    <style:style style:name="Table2.A" style:family="table-column">
      <style:table-column-properties style:column-width="3.607cm"/>
    </style:style>
    <style:style style:name="Table2.B" style:family="table-column">
      <style:table-column-properties style:column-width="5.7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bold" officeooo:rsid="000a50ec" officeooo:paragraph-rsid="000a50ec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b6e6b" officeooo:paragraph-rsid="000b6e6b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bdec9" officeooo:paragraph-rsid="000bdec9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2af0" officeooo:paragraph-rsid="000e2af0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5695e" officeooo:paragraph-rsid="0015695e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a50ec" officeooo:paragraph-rsid="000a50e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b6e6b" officeooo:paragraph-rsid="000b6e6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dec9" officeooo:paragraph-rsid="000bdec9" style:font-weight-asian="normal" style:font-weight-complex="normal"/>
    </style:style>
    <style:style style:name="P9" style:family="paragraph" style:parent-style-name="Standard">
      <style:text-properties fo:font-weight="bold" officeooo:rsid="000a50ec" officeooo:paragraph-rsid="000a50ec" style:font-weight-asian="bold" style:font-weight-complex="bold"/>
    </style:style>
    <style:style style:name="P10" style:family="paragraph" style:parent-style-name="Standard">
      <style:text-properties officeooo:rsid="000a50ec" officeooo:paragraph-rsid="000a50ec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0e2af0" officeooo:paragraph-rsid="000e2af0" style:font-weight-asian="normal" style:font-weight-complex="normal"/>
    </style:style>
    <style:style style:name="P12" style:family="paragraph" style:parent-style-name="Standard">
      <style:text-properties officeooo:rsid="000e2af0" officeooo:paragraph-rsid="000e2af0"/>
    </style:style>
    <style:style style:name="P13" style:family="paragraph" style:parent-style-name="Standard">
      <style:text-properties officeooo:rsid="000e6867" officeooo:paragraph-rsid="000e6867"/>
    </style:style>
    <style:style style:name="P14" style:family="paragraph" style:parent-style-name="Standard">
      <style:text-properties officeooo:paragraph-rsid="000e6867"/>
    </style:style>
    <style:style style:name="P15" style:family="paragraph" style:parent-style-name="Standard">
      <style:text-properties officeooo:rsid="00156816" officeooo:paragraph-rsid="00156816"/>
    </style:style>
    <style:style style:name="P16" style:family="paragraph" style:parent-style-name="Table_20_Contents">
      <style:text-properties officeooo:rsid="000e2af0" officeooo:paragraph-rsid="000e2af0"/>
    </style:style>
    <style:style style:name="P17" style:family="paragraph" style:parent-style-name="Table_20_Contents">
      <style:text-properties officeooo:rsid="000e6867" officeooo:paragraph-rsid="000e6867"/>
    </style:style>
    <style:style style:name="P18" style:family="paragraph" style:parent-style-name="Table_20_Contents">
      <style:text-properties officeooo:rsid="000ffc16" officeooo:paragraph-rsid="000ffc16"/>
    </style:style>
    <style:style style:name="P19" style:family="paragraph" style:parent-style-name="Table_20_Contents">
      <style:text-properties officeooo:rsid="00122867" officeooo:paragraph-rsid="00122867"/>
    </style:style>
    <style:style style:name="P20" style:family="paragraph" style:parent-style-name="Table_20_Contents">
      <style:text-properties officeooo:rsid="00156816" officeooo:paragraph-rsid="00156816"/>
    </style:style>
    <style:style style:name="P21" style:family="paragraph" style:parent-style-name="Standard" style:list-style-name="L1">
      <style:text-properties officeooo:rsid="000a50ec" officeooo:paragraph-rsid="000a50ec"/>
    </style:style>
    <style:style style:name="P22" style:family="paragraph" style:parent-style-name="Standard" style:list-style-name="L1">
      <style:text-properties style:text-underline-style="none" fo:font-weight="normal" officeooo:rsid="000a50ec" officeooo:paragraph-rsid="000a50ec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0a50ec" officeooo:paragraph-rsid="000a50ec" style:font-weight-asian="normal" style:font-weight-complex="normal"/>
    </style:style>
    <style:style style:name="P24" style:family="paragraph" style:parent-style-name="Standard" style:list-style-name="L3">
      <style:text-properties style:text-underline-style="none" fo:font-weight="normal" officeooo:rsid="000a50ec" officeooo:paragraph-rsid="000a50ec" style:font-weight-asian="normal" style:font-weight-complex="normal"/>
    </style:style>
    <style:style style:name="P25" style:family="paragraph" style:parent-style-name="Standard" style:list-style-name="L4">
      <style:text-properties style:text-underline-style="none" fo:font-weight="normal" officeooo:rsid="000a50ec" officeooo:paragraph-rsid="000a50ec" style:font-weight-asian="normal" style:font-weight-complex="normal"/>
    </style:style>
    <style:style style:name="P26" style:family="paragraph" style:parent-style-name="Standard" style:list-style-name="L5">
      <style:text-properties style:text-underline-style="none" fo:font-weight="normal" officeooo:rsid="000a50ec" officeooo:paragraph-rsid="000a50ec" style:font-weight-asian="normal" style:font-weight-complex="normal"/>
    </style:style>
    <style:style style:name="P27" style:family="paragraph" style:parent-style-name="Standard" style:list-style-name="L6">
      <style:text-properties style:text-underline-style="none" fo:font-weight="normal" officeooo:rsid="000a50ec" officeooo:paragraph-rsid="000a50ec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0b7cf6" officeooo:paragraph-rsid="000b7cf6" style:font-weight-asian="normal" style:font-weight-complex="normal"/>
    </style:style>
    <style:style style:name="P29" style:family="paragraph" style:parent-style-name="Standard" style:list-style-name="L5">
      <style:text-properties style:text-underline-style="none" fo:font-weight="normal" officeooo:rsid="000b6e6b" officeooo:paragraph-rsid="000b6e6b" style:font-weight-asian="normal" style:font-weight-complex="normal"/>
    </style:style>
    <style:style style:name="P30" style:family="paragraph" style:parent-style-name="Standard" style:list-style-name="L6">
      <style:text-properties style:text-underline-style="none" fo:font-weight="normal" officeooo:rsid="000b6e6b" officeooo:paragraph-rsid="000b6e6b" style:font-weight-asian="normal" style:font-weight-complex="normal"/>
    </style:style>
    <style:style style:name="P31" style:family="paragraph" style:parent-style-name="Standard" style:list-style-name="L7">
      <style:text-properties style:text-underline-style="none" fo:font-weight="normal" officeooo:rsid="000b6e6b" officeooo:paragraph-rsid="000b6e6b" style:font-weight-asian="normal" style:font-weight-complex="normal"/>
    </style:style>
    <style:style style:name="P32" style:family="paragraph" style:parent-style-name="Standard" style:list-style-name="L8">
      <style:text-properties style:text-underline-style="none" fo:font-weight="normal" officeooo:rsid="000ffc16" officeooo:paragraph-rsid="000ffc16" style:font-weight-asian="normal" style:font-weight-complex="normal"/>
    </style:style>
    <style:style style:name="P33" style:family="paragraph" style:parent-style-name="Standard" style:list-style-name="L8">
      <style:text-properties style:text-underline-style="none" fo:font-weight="normal" officeooo:rsid="00156816" officeooo:paragraph-rsid="00156816" style:font-weight-asian="normal" style:font-weight-complex="normal"/>
    </style:style>
    <style:style style:name="P34" style:family="paragraph" style:parent-style-name="Standard" style:list-style-name="L9">
      <style:text-properties style:text-underline-style="none" fo:font-weight="normal" officeooo:rsid="00156816" officeooo:paragraph-rsid="00156816" style:font-weight-asian="normal" style:font-weight-complex="normal"/>
    </style:style>
    <style:style style:name="P35" style:family="paragraph" style:parent-style-name="Standard" style:list-style-name="L9">
      <style:text-properties style:text-underline-style="none" fo:font-weight="normal" officeooo:rsid="000e2af0" officeooo:paragraph-rsid="000e2af0" style:font-weight-asian="normal" style:font-weight-complex="normal"/>
    </style:style>
    <style:style style:name="P36" style:family="paragraph" style:parent-style-name="Standard" style:list-style-name="L9">
      <style:text-properties style:text-underline-style="none" fo:font-weight="normal" officeooo:rsid="000e6867" officeooo:paragraph-rsid="000e6867" style:font-weight-asian="normal" style:font-weight-complex="normal"/>
    </style:style>
    <style:style style:name="P37" style:family="paragraph" style:parent-style-name="Standard" style:list-style-name="L9">
      <style:text-properties style:text-underline-style="none" fo:font-weight="normal" officeooo:rsid="00122867" officeooo:paragraph-rsid="00122867" style:font-weight-asian="normal" style:font-weight-complex="normal"/>
    </style:style>
    <style:style style:name="P38" style:family="paragraph" style:parent-style-name="Standard" style:list-style-name="L9">
      <style:text-properties style:text-underline-style="none" fo:font-weight="normal" officeooo:rsid="00117d78" officeooo:paragraph-rsid="00117d78" style:font-weight-asian="normal" style:font-weight-complex="normal"/>
    </style:style>
    <style:style style:name="P39" style:family="paragraph" style:parent-style-name="Standard" style:list-style-name="L9">
      <style:text-properties style:text-underline-style="none" fo:font-weight="normal" officeooo:rsid="0012eab5" officeooo:paragraph-rsid="0012eab5" style:font-weight-asian="normal" style:font-weight-complex="normal"/>
    </style:style>
    <style:style style:name="P40" style:family="paragraph" style:parent-style-name="Standard" style:list-style-name="L9">
      <style:text-properties style:text-underline-style="none" fo:font-weight="normal" officeooo:rsid="00139544" officeooo:paragraph-rsid="00139544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0bdec9" officeooo:paragraph-rsid="000bdec9" style:font-weight-asian="normal" style:font-weight-complex="normal"/>
    </style:style>
    <style:style style:name="P42" style:family="paragraph" style:parent-style-name="Standard" style:list-style-name="L10">
      <style:text-properties officeooo:paragraph-rsid="0015695e"/>
    </style:style>
    <style:style style:name="P43" style:family="paragraph" style:parent-style-name="Standard" style:list-style-name="L11">
      <style:text-properties fo:font-weight="normal" officeooo:rsid="00172960" officeooo:paragraph-rsid="00172960" style:font-weight-asian="normal" style:font-weight-complex="normal"/>
    </style:style>
    <style:style style:name="P44" style:family="paragraph" style:parent-style-name="Standard" style:list-style-name="L11">
      <style:text-properties fo:font-weight="normal" officeooo:rsid="001765ba" officeooo:paragraph-rsid="001765ba" style:font-weight-asian="normal" style:font-weight-complex="normal"/>
    </style:style>
    <style:style style:name="P45" style:family="paragraph" style:parent-style-name="Standard" style:list-style-name="L11">
      <style:text-properties fo:font-weight="normal" officeooo:rsid="00186104" officeooo:paragraph-rsid="00186104" style:font-weight-asian="normal" style:font-weight-complex="normal"/>
    </style:style>
    <style:style style:name="P46" style:family="paragraph" style:parent-style-name="Standard" style:list-style-name="L11">
      <style:text-properties fo:font-weight="normal" officeooo:rsid="00188134" officeooo:paragraph-rsid="00188134" style:font-weight-asian="normal" style:font-weight-complex="normal"/>
    </style:style>
    <style:style style:name="P47" style:family="paragraph" style:parent-style-name="Standard">
      <style:text-properties fo:font-weight="normal" officeooo:rsid="00188134" officeooo:paragraph-rsid="00188134" style:font-weight-asian="normal" style:font-weight-complex="normal"/>
    </style:style>
    <style:style style:name="P48" style:family="paragraph" style:parent-style-name="Standard" style:list-style-name="L11">
      <style:text-properties fo:font-weight="normal" officeooo:rsid="001884d2" officeooo:paragraph-rsid="001884d2" style:font-weight-asian="normal" style:font-weight-complex="normal"/>
    </style:style>
    <style:style style:name="P49" style:family="paragraph" style:parent-style-name="Standard" style:list-style-name="L12">
      <style:text-properties fo:font-weight="normal" officeooo:rsid="0018e682" officeooo:paragraph-rsid="0018e682" style:font-weight-asian="normal" style:font-weight-complex="normal"/>
    </style:style>
    <style:style style:name="P50" style:family="paragraph" style:parent-style-name="Standard">
      <style:text-properties fo:font-weight="bold" officeooo:rsid="00166447" officeooo:paragraph-rsid="00166447" style:font-weight-asian="bold" style:font-weight-complex="bold"/>
    </style:style>
    <style:style style:name="P51" style:family="paragraph" style:parent-style-name="Standard">
      <style:text-properties fo:font-weight="bold" officeooo:rsid="0018e682" officeooo:paragraph-rsid="0018e682" style:font-weight-asian="bold" style:font-weight-complex="bold"/>
    </style:style>
    <style:style style:name="P52" style:family="paragraph" style:parent-style-name="Standard">
      <style:text-properties officeooo:paragraph-rsid="0015695e"/>
    </style:style>
    <style:style style:name="P53" style:family="paragraph" style:parent-style-name="Standard" style:list-style-name="L10">
      <style:text-properties officeooo:rsid="0018e682" officeooo:paragraph-rsid="0018e682"/>
    </style:style>
    <style:style style:name="P54" style:family="paragraph" style:parent-style-name="Standard" style:list-style-name="L10">
      <style:text-properties officeooo:rsid="001ab462" officeooo:paragraph-rsid="001ab462"/>
    </style:style>
    <style:style style:name="P55" style:family="paragraph" style:parent-style-name="Standard" style:list-style-name="L10">
      <style:text-properties officeooo:rsid="001c5425" officeooo:paragraph-rsid="001c5425"/>
    </style:style>
    <style:style style:name="P56" style:family="paragraph" style:parent-style-name="Standard" style:list-style-name="L10">
      <style:text-properties officeooo:rsid="001c8f5d" officeooo:paragraph-rsid="001c8f5d"/>
    </style:style>
    <style:style style:name="P57" style:family="paragraph" style:parent-style-name="Standard" style:list-style-name="L10">
      <style:text-properties officeooo:rsid="001dbc8c" officeooo:paragraph-rsid="001dbc8c"/>
    </style:style>
    <style:style style:name="P58" style:family="paragraph" style:parent-style-name="Table_20_Contents" style:list-style-name="L9">
      <style:text-properties officeooo:paragraph-rsid="00122867"/>
    </style:style>
    <style:style style:name="P59" style:family="paragraph" style:parent-style-name="Table_20_Contents" style:list-style-name="L9">
      <style:text-properties style:text-underline-style="none" fo:font-weight="normal" officeooo:rsid="00122867" officeooo:paragraph-rsid="00122867" style:font-weight-asian="normal" style:font-weight-complex="normal"/>
    </style:style>
    <style:style style:name="P60" style:family="paragraph" style:parent-style-name="Table_20_Contents">
      <style:text-properties officeooo:rsid="000ffc16"/>
    </style:style>
    <style:style style:name="T1" style:family="text">
      <style:text-properties officeooo:rsid="000b6e6b"/>
    </style:style>
    <style:style style:name="T2" style:family="text">
      <style:text-properties officeooo:rsid="000e2af0"/>
    </style:style>
    <style:style style:name="T3" style:family="text">
      <style:text-properties officeooo:rsid="000e6867"/>
    </style:style>
    <style:style style:name="T4" style:family="text">
      <style:text-properties officeooo:rsid="000ffc16"/>
    </style:style>
    <style:style style:name="T5" style:family="text">
      <style:text-properties style:text-underline-style="none" fo:font-weight="normal" officeooo:rsid="0015695e" style:font-weight-asian="normal" style:font-weight-complex="normal"/>
    </style:style>
    <style:style style:name="T6" style:family="text">
      <style:text-properties style:text-underline-style="none" fo:font-weight="bold" officeooo:rsid="0015695e" style:font-weight-asian="bold" style:font-weight-complex="bold"/>
    </style:style>
    <style:style style:name="T7" style:family="text">
      <style:text-properties officeooo:rsid="00117d78"/>
    </style:style>
    <style:style style:name="T8" style:family="text">
      <style:text-properties officeooo:rsid="00122867"/>
    </style:style>
    <style:style style:name="T9" style:family="text">
      <style:text-properties officeooo:rsid="00139544"/>
    </style:style>
    <style:style style:name="T10" style:family="text">
      <style:text-properties officeooo:rsid="00156816"/>
    </style:style>
    <style:style style:name="T11" style:family="text">
      <style:text-properties officeooo:rsid="00172960"/>
    </style:style>
    <style:style style:name="T12" style:family="text">
      <style:text-properties officeooo:rsid="00186104"/>
    </style:style>
    <style:style style:name="T13" style:family="text">
      <style:text-properties officeooo:rsid="00188134"/>
    </style:style>
    <style:style style:name="T14" style:family="text">
      <style:text-properties officeooo:rsid="0019eb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tarting</text:p>
      <text:p text:style-name="P1"/>
      <text:p text:style-name="P1">Greetings</text:p>
      <text:list xml:id="list3902032762" text:style-name="L1">
        <text:list-item>
          <text:p text:style-name="P21">你好 - hello all times of day</text:p>
        </text:list-item>
        <text:list-item>
          <text:p text:style-name="P21">早上好 / 早 - good morning </text:p>
        </text:list-item>
        <text:list-item>
          <text:p text:style-name="P21">喂 - hello over the phone/ video chat</text:p>
        </text:list-item>
        <text:list-item>
          <text:p text:style-name="P22">阿姨好? - greeting someone similar age to one's parents</text:p>
        </text:list-item>
        <text:list-item>
          <text:p text:style-name="P28">大家好！- hello everyone!</text:p>
        </text:list-item>
      </text:list>
      <text:p text:style-name="P10"/>
      <text:p text:style-name="P9">Asking how someone is</text:p>
      <text:list xml:id="list816118093" text:style-name="L2">
        <text:list-item>
          <text:p text:style-name="P23">你好吗？- are you well</text:p>
        </text:list-item>
        <text:list-item>
          <text:p text:style-name="P23">身体怎么样？ - are you well</text:p>
        </text:list-item>
        <text:list-item>
          <text:p text:style-name="P23">怎么了？- what's wrong with you?</text:p>
        </text:list-item>
      </text:list>
      <text:p text:style-name="P1"/>
      <text:p text:style-name="P1">Saying how you are going</text:p>
      <text:list xml:id="list2501609817" text:style-name="L3">
        <text:list-item>
          <text:p text:style-name="P24">我不舒服 - i am not feeling well</text:p>
        </text:list-item>
        <text:list-item>
          <text:p text:style-name="P24">我很好 - i am good</text:p>
        </text:list-item>
        <text:list-item>
          <text:p text:style-name="P24">我挺好 - i am fairly good</text:p>
        </text:list-item>
      </text:list>
      <text:p text:style-name="P6"/>
      <text:p text:style-name="P1"><text:span text:style-name="T1">2）</text:span>Expressing future plans</text:p>
      <text:list xml:id="list834343735" text:style-name="L4">
        <text:list-item>
          <text:p text:style-name="P25">我打算。。。i intend to/ plann to</text:p>
        </text:list-item>
        <text:list-item>
          <text:p text:style-name="P25">我想要。。。i want to </text:p>
        </text:list-item>
      </text:list>
      <text:p text:style-name="P6"/>
      <text:p text:style-name="P1">3) Talking about the past</text:p>
      <text:list xml:id="list4226409115" text:style-name="L5">
        <text:list-item>
          <text:p text:style-name="P26">I just did something: 我刚刚。。。</text:p>
        </text:list-item>
        <text:list-item>
          <text:p text:style-name="P26">I already: 我已经。。。 </text:p>
        </text:list-item>
        <text:list-item>
          <text:p text:style-name="P29">I know: 我知道。。。</text:p>
        </text:list-item>
      </text:list>
      <text:p text:style-name="P6"/>
      <text:p text:style-name="P1">4) Interests<text:span text:style-name="T1">/ emotions</text:span></text:p>
      <text:list xml:id="list409240337" text:style-name="L6">
        <text:list-item>
          <text:p text:style-name="P27">I prefer: 我比较喜欢。。。</text:p>
        </text:list-item>
        <text:list-item>
          <text:p text:style-name="P27">I like: 我喜欢。。。</text:p>
        </text:list-item>
        <text:list-item>
          <text:p text:style-name="P30">I like...the most: 我最喜欢。。。</text:p>
        </text:list-item>
        <text:list-item>
          <text:p text:style-name="P30">I worry that: 我担心。。。</text:p>
        </text:list-item>
      </text:list>
      <text:p text:style-name="P7"/>
      <text:p text:style-name="P2">5) Advice</text:p>
      <text:list xml:id="list3819685408" text:style-name="L7">
        <text:list-item>
          <text:p text:style-name="P31">You had better: 你最好。。。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Weather</text:p>
      <text:p text:style-name="P11">Grammar</text:p>
      <text:list xml:id="list481308606" text:style-name="L8">
        <text:list-item>
          <text:p text:style-name="P32">Asking about the weather</text:p>
          <text:list>
            <text:list-item>
              <text:p text:style-name="P32"><text:span text:style-name="T10">How is the weather today?（</text:span>今天<text:span text:style-name="T7">）天气怎么样？</text:span></text:p>
            </text:list-item>
            <text:list-item>
              <text:p text:style-name="P33">What is the weather forecast for this week? 这个星期的天气预报怎么说？</text:p>
            </text:list-item>
            <text:list-item>
              <text:p text:style-name="P33">How's the weather? 天气如何？</text:p>
            </text:list-item>
          </text:list>
        </text:list-item>
      </text:list>
      <text:list xml:id="list2241909145" text:style-name="L9">
        <text:list-item>
          <text:p text:style-name="P35">Describing a day's weather</text:p>
          <text:list>
            <text:list-item>
              <text:p text:style-name="P35">（今天）晴天/ 多云<text:span text:style-name="T4">/ 下雨</text:span></text:p>
            </text:list-item>
            <text:list-item>
              <text:p text:style-name="P35">（今天）很轻<text:span text:style-name="T10">/ 很冷/ 很热</text:span></text:p>
            </text:list-item>
          </text:list>
        </text:list-item>
        <text:list-item>
          <text:p text:style-name="P35">Forecasting weather<text:span text:style-name="T4"> （day has weather）</text:span></text:p>
          <text:list>
            <text:list-item>
              <text:p text:style-name="P36">（今天）有刮风<text:span text:style-name="T4">/ 雨/ 雪</text:span></text:p>
            </text:list-item>
          </text:list>
        </text:list-item>
        <text:list-item>
          <text:p text:style-name="P37">Degree of weather pattern</text:p>
          <text:list>
            <text:list-item>
              <text:p text:style-name="P37">add 少/ 中/ 大 before the weather pattern to express degree (little, moderate, large)</text:p>
              <text:list>
                <text:list-item>
                  <text:p text:style-name="P58">少雨<text:span text:style-name="T4"> little rain</text:span></text:p>
                </text:list-item>
                <text:list-item>
                  <text:p text:style-name="P58">中雨<text:span text:style-name="T4"> moderate rain</text:span></text:p>
                </text:list-item>
                <text:list-item>
                  <text:p text:style-name="P59">大雨<text:span text:style-name="T4"> heavy rain</text:span></text:p>
                </text:list-item>
              </text:list>
            </text:list-item>
          </text:list>
        </text:list-item>
        <text:list-item>
          <text:p text:style-name="P38">Weather changing<text:span text:style-name="T8"> (转)</text:span></text:p>
          <text:list>
            <text:list-item>
              <text:p text:style-name="P37">X转Y (zhuan3)</text:p>
              <text:list>
                <text:list-item>
                  <text:p text:style-name="P37">晴转多云 (sunny becomes/ later cloudy)</text:p>
                </text:list-item>
              </text:list>
            </text:list-item>
          </text:list>
        </text:list-item>
        <text:list-item>
          <text:p text:style-name="P37"><text:span text:style-name="T9">T</text:span>emperature<text:tab/></text:p>
          <text:list>
            <text:list-item>
              <text:p text:style-name="P37">Stating temperature</text:p>
              <text:list>
                <text:list-item>
                  <text:p text:style-name="P39">temp + 度</text:p>
                </text:list-item>
                <text:list-item>
                  <text:p text:style-name="P34">negative temperature is 令下 + temp + 度</text:p>
                </text:list-item>
              </text:list>
            </text:list-item>
            <text:list-item>
              <text:p text:style-name="P40">Giving a temperature range</text:p>
              <text:list>
                <text:list-item>
                  <text:p text:style-name="P34">t1 到 t2 度</text:p>
                </text:list-item>
              </text:list>
            </text:list-item>
          </text:list>
        </text:list-item>
      </text:list>
      <text:p text:style-name="P4"/>
      <text:p text:style-name="P11">Vocab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Rainy day</text:p>
          </table:table-cell>
          <table:table-cell table:style-name="Table2.B1" office:value-type="string">
            <text:p text:style-name="Table_20_Contents">雨天<text:span text:style-name="T4"> yu3tian</text:span></text:p>
            <text:p text:style-name="Table_20_Contents">下雨<text:span text:style-name="T4"> xia4yu3</text:span></text:p>
            <text:p text:style-name="P60"><text:s/></text:p>
          </table:table-cell>
        </table:table-row>
        <table:table-row>
          <table:table-cell table:style-name="Table2.A2" office:value-type="string">
            <text:p text:style-name="P16">Hot day</text:p>
          </table:table-cell>
          <table:table-cell table:style-name="Table2.B2" office:value-type="string">
            <text:p text:style-name="Table_20_Contents">热天</text:p>
          </table:table-cell>
        </table:table-row>
        <table:table-row>
          <table:table-cell table:style-name="Table2.A2" office:value-type="string">
            <text:p text:style-name="P16">Sunny day</text:p>
            <text:p text:style-name="P16">Sunny</text:p>
          </table:table-cell>
          <table:table-cell table:style-name="Table2.B2" office:value-type="string">
            <text:p text:style-name="Table_20_Contents">晴天</text:p>
            <text:p text:style-name="P16">晴</text:p>
          </table:table-cell>
        </table:table-row>
        <table:table-row>
          <table:table-cell table:style-name="Table2.A2" office:value-type="string">
            <text:p text:style-name="P16">Cloudy</text:p>
            <text:p text:style-name="P16">Overcast</text:p>
          </table:table-cell>
          <table:table-cell table:style-name="Table2.B2" office:value-type="string">
            <text:p text:style-name="Standard"><text:a xlink:type="simple" xlink:href="https://www.mdbg.net/chinese/dictionary?page=worddict&amp;wdrst=0&amp;wdqb=多云#" text:style-name="Internet_20_link" text:visited-style-name="Visited_20_Internet_20_Link">多云</text:a><text:a xlink:type="simple" xlink:href="https://www.mdbg.net/chinese/dictionary?page=worddict&amp;wdrst=0&amp;wdqb=多云#" text:style-name="Internet_20_link" text:visited-style-name="Visited_20_Internet_20_Link">duō​yún</text:a></text:p>
            <text:p text:style-name="Standard"><text:a xlink:type="simple" xlink:href="https://www.mdbg.net/chinese/dictionary?page=worddict&amp;wdrst=0&amp;wdqb=yintian#" text:style-name="Internet_20_link" text:visited-style-name="Visited_20_Internet_20_Link">阴天</text:a><text:span text:style-name="T2"> </text:span><text:a xlink:type="simple" xlink:href="https://www.mdbg.net/chinese/dictionary?page=worddict&amp;wdrst=0&amp;wdqb=yintian#" text:style-name="Internet_20_link" text:visited-style-name="Visited_20_Internet_20_Link">yīn​tiān</text:a></text:p>
            <text:p text:style-name="Table_20_Contents"/>
          </table:table-cell>
        </table:table-row>
        <table:table-row>
          <table:table-cell table:style-name="Table2.A2" office:value-type="string">
            <text:p text:style-name="P16">Windy</text:p>
            <text:p text:style-name="P16">Very windy</text:p>
            <text:p text:style-name="P16">Windy later</text:p>
            <text:p text:style-name="P16"/>
          </table:table-cell>
          <table:table-cell table:style-name="Table2.B2" office:value-type="string">
            <text:p text:style-name="Standard">刮风<text:span text:style-name="T2"> (gua1feng1)</text:span></text:p>
            <text:p text:style-name="Standard">刮大风</text:p>
            <text:p text:style-name="Standard">有风<text:span text:style-name="T2">/ 有大风</text:span></text:p>
          </table:table-cell>
        </table:table-row>
        <table:table-row>
          <table:table-cell table:style-name="Table2.A2" office:value-type="string">
            <text:p text:style-name="P16">Typhoon</text:p>
            <text:p text:style-name="P17">Tornado<text:span text:style-name="T4">/ Cyclone</text:span></text:p>
          </table:table-cell>
          <table:table-cell table:style-name="Table2.B2" office:value-type="string">
            <text:p text:style-name="P12">台风</text:p>
            <text:p text:style-name="P14"><text:a xlink:type="simple" xlink:href="https://www.mdbg.net/chinese/dictionary?wdrst=0&amp;wdqb=tornado#" text:style-name="Internet_20_link" text:visited-style-name="Visited_20_Internet_20_Link"><text:span text:style-name="T3">龙卷风</text:span></text:a><text:a xlink:type="simple" xlink:href="https://www.mdbg.net/chinese/dictionary?wdrst=0&amp;wdqb=tornado#" text:style-name="Internet_20_link" text:visited-style-name="Visited_20_Internet_20_Link">lóng​juǎn​fēng</text:a></text:p>
            <text:p text:style-name="P13"/>
          </table:table-cell>
        </table:table-row>
        <table:table-row>
          <table:table-cell table:style-name="Table2.A2" office:value-type="string">
            <text:p text:style-name="P18">Snow</text:p>
          </table:table-cell>
          <table:table-cell table:style-name="Table2.B2" office:value-type="string">
            <text:p text:style-name="P12">下雪<text:span text:style-name="T7"> (xia4xue3)</text:span></text:p>
            <text:p text:style-name="P12"/>
          </table:table-cell>
        </table:table-row>
        <table:table-row>
          <table:table-cell table:style-name="Table2.A2" office:value-type="string">
            <text:p text:style-name="P19">Temperature</text:p>
          </table:table-cell>
          <table:table-cell table:style-name="Table2.B2" office:value-type="string">
            <text:p text:style-name="P12">温度<text:span text:style-name="T8"> (wen1du4) - temperature</text:span></text:p>
          </table:table-cell>
        </table:table-row>
        <text:soft-page-break/>
        <table:table-row>
          <table:table-cell table:style-name="Table2.A2" office:value-type="string">
            <text:p text:style-name="P20">Seasons</text:p>
          </table:table-cell>
          <table:table-cell table:style-name="Table2.B2" office:value-type="string">
            <text:p text:style-name="P12">季节</text:p>
            <text:p text:style-name="P15">ji4jie2</text:p>
            <text:p text:style-name="P15">春天 chun1tian</text:p>
            <text:p text:style-name="P15">夏天 xia4tian1</text:p>
            <text:p text:style-name="P15">秋天</text:p>
            <text:p text:style-name="P15">冬天</text:p>
          </table:table-cell>
        </table:table-row>
        <table:table-row>
          <table:table-cell table:style-name="Table2.A2" office:value-type="string">
            <text:p text:style-name="P20">Weather feeling</text:p>
          </table:table-cell>
          <table:table-cell table:style-name="Table2.B2" office:value-type="string">
            <text:p text:style-name="P12">热<text:span text:style-name="T10"> - re4 (hot)</text:span></text:p>
            <text:p text:style-name="P12">冷<text:span text:style-name="T10"> - leng3 (cold)</text:span></text:p>
            <text:p text:style-name="P12">暖和<text:span text:style-name="T10"> - nuan3huo (warm)</text:span></text:p>
            <text:p text:style-name="P12">凉快<text:span text:style-name="T10"> - liang2kuai (cool)</text:span></text:p>
          </table:table-cell>
        </table:table-row>
      </table:table>
      <text:p text:style-name="P8"/>
      <text:p text:style-name="P8"/>
      <text:p text:style-name="P5">General use conversation phrases</text:p>
      <text:list xml:id="list1550863003" text:style-name="L10">
        <text:list-item>
          <text:p text:style-name="P42"><text:span text:style-name="T5">What did you just say?: </text:span><text:span text:style-name="T6">你</text:span>刚才说了什么？</text:p>
        </text:list-item>
        <text:list-item>
          <text:p text:style-name="P53">Agreement</text:p>
          <text:list>
            <text:list-item>
              <text:p text:style-name="P53">你同意马？Do you agree?</text:p>
            </text:list-item>
            <text:list-item>
              <text:p text:style-name="P53">我同意。 I agree</text:p>
            </text:list-item>
            <text:list-item>
              <text:p text:style-name="P53">我不同意这个决定。<text:span text:style-name="T14">I dont agree with this decision</text:span></text:p>
            </text:list-item>
          </text:list>
        </text:list-item>
        <text:list-item>
          <text:p text:style-name="P54">What happened? 怎么了？ </text:p>
        </text:list-item>
        <text:list-item>
          <text:p text:style-name="P55">Then what happened? 然后呢？</text:p>
        </text:list-item>
        <text:list-item>
          <text:p text:style-name="P56">Okay！ 好了</text:p>
        </text:list-item>
        <text:list-item>
          <text:p text:style-name="P57">That's right! 对阿/ 是的</text:p>
        </text:list-item>
      </text:list>
      <text:p text:style-name="P52"/>
      <text:p text:style-name="P50"><text:span text:style-name="T11">E</text:span>xperiences</text:p>
      <text:list xml:id="list423536396" text:style-name="L11">
        <text:list-item>
          <text:p text:style-name="P43">Had past experience</text:p>
          <text:list>
            <text:list-item>
              <text:p text:style-name="P44">Subject + verb + 过 + object</text:p>
              <text:list>
                <text:list-item>
                  <text:p text:style-name="P44">我去过法国<text:span text:style-name="T12">/ 我去年去过法国 (i went to France last year)</text:span></text:p>
                </text:list-item>
              </text:list>
            </text:list-item>
          </text:list>
        </text:list-item>
        <text:list-item>
          <text:p text:style-name="P48">Asking (2 options)</text:p>
          <text:list>
            <text:list-item>
              <text:p text:style-name="P44">你去国法国吗？</text:p>
            </text:list-item>
            <text:list-item>
              <text:p text:style-name="P48">Subject + 有没有 + verb + 过 + object</text:p>
            </text:list-item>
          </text:list>
        </text:list-item>
        <text:list-item>
          <text:p text:style-name="P45">Have not had past experience</text:p>
          <text:list>
            <text:list-item>
              <text:p text:style-name="P45">Subject + 没 + verb + 过 + object</text:p>
              <text:list>
                <text:list-item>
                  <text:p text:style-name="P45">我没爬过长城。<text:span text:style-name="T13"> I have not climbed the great wall</text:span></text:p>
                </text:list-item>
                <text:list-item>
                  <text:p text:style-name="P46">我没听说过。 I have never heard of it</text:p>
                </text:list-item>
                <text:list-item>
                  <text:p text:style-name="P46">我没吃过。 I have never eaten it. </text:p>
                </text:list-item>
              </text:list>
            </text:list-item>
          </text:list>
        </text:list-item>
      </text:list>
      <text:p text:style-name="P47"/>
      <text:p text:style-name="P51">Polite</text:p>
      <text:list xml:id="list3978292520" text:style-name="L12">
        <text:list-item>
          <text:p text:style-name="P49">麻烦您了！Sorry to have bothered you!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01:25.242985589</meta:creation-date>
    <dc:date>2019-12-10T21:56:29.706520656</dc:date>
    <meta:editing-duration>PT14H54M21S</meta:editing-duration>
    <meta:editing-cycles>28</meta:editing-cycles>
    <meta:generator>LibreOffice/6.0.7.3$Linux_X86_64 LibreOffice_project/00m0$Build-3</meta:generator>
    <meta:document-statistic meta:table-count="1" meta:image-count="0" meta:object-count="0" meta:page-count="3" meta:paragraph-count="119" meta:word-count="727" meta:character-count="2233" meta:non-whitespace-character-count="1917"/>
  </office:meta>
</office:document-meta>
</file>